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fill-color="#ff0000" draw:textarea-horizontal-align="justify" draw:textarea-vertical-align="middle" draw:auto-grow-height="false" fo:min-height="4.74cm" fo:min-width="4.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 1" draw:style-name="gr1" draw:text-style-name="P1" svg:width="4.74cm" svg:height="4.74cm" svg:x="3.561cm" svg:y="1.799cm">
     <text:p/>
     <draw:enhanced-geometry svg:viewBox="0 0 21600 21600" draw:type="rectangle" draw:enhanced-path="M 0 0 L 21600 0 21600 21600 0 21600 0 0 Z N"/>
    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vante Schubert</meta:initial-creator>
    <meta:creation-date>2023-07-03T15:10:40.305000000</meta:creation-date>
    <dc:date>2023-07-03T15:11:40.678000000</dc:date>
    <dc:creator>Svante Schubert</dc:creator>
    <meta:editing-duration>PT1M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